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NFO ] @@0.000000, Host(A) sends Packet(PacketType.DATA SN=1, 10 bytes)</text:p>
      <text:p text:style-name="Standard">[INFO ] @@0.000085, Router(R) received Packet(PacketType.DATA SN=1, 10 bytes) on NIC(R:eth0), forwarded on NIC(R:eth1)</text:p>
      <text:p text:style-name="Standard">[INFO ] @@0.000250, Host(B) received Packet(PacketType.DATA SN=1, 10 bytes), sending ACK</text:p>
      <text:p text:style-name="Standard">[INFO ] @@0.000271, Router(R) received Packet(PacketType.ACK SN=1, 1 bytes) on NIC(R:eth1), forwarded on NIC(R:eth0)</text:p>
      <text:p text:style-name="Standard">[INFO ] @@0.000284, Host(A) received ACK for SN=1</text:p>
      <text:p text:style-name="Standard">[INFO ] @@0.000284, Host(A) Frigo status: 0 packets pending []</text:p>
      <text:p text:style-name="Standard">[INFO ] @@0.000284, Host(A) Window space available, taking SN=2 from buffer</text:p>
      <text:p text:style-name="Standard">[INFO ] @@0.000284, Host(A) sends Packet(PacketType.DATA SN=2, 10 bytes)</text:p>
      <text:p text:style-name="Standard">[INFO ] @@0.000369, Router(R) received Packet(PacketType.DATA SN=2, 10 bytes) on NIC(R:eth0), forwarded on NIC(R:eth1)</text:p>
      <text:p text:style-name="Standard">[INFO ] @@0.000534, Host(B) received Packet(PacketType.DATA SN=2, 10 bytes), sending ACK</text:p>
      <text:p text:style-name="Standard">[INFO ] @@0.000555, Router(R) received Packet(PacketType.ACK SN=2, 1 bytes) on NIC(R:eth1), forwarded on NIC(R:eth0)</text:p>
      <text:p text:style-name="Standard">[INFO ] @@0.000568, Host(A) received ACK for SN=2</text:p>
      <text:p text:style-name="Standard">[INFO ] @@0.000568, Host(A) Frigo status: 0 packets pending []</text:p>
      <text:p text:style-name="Standard">[INFO ] @@0.000568, Host(A) Window space available, taking SN=3 from buffer</text:p>
      <text:p text:style-name="Standard">[INFO ] @@0.000568, Host(A) sends Packet(PacketType.DATA SN=3, 10 bytes)</text:p>
      <text:p text:style-name="Standard">[INFO ] @@0.000653, Router(R) received Packet(PacketType.DATA SN=3, 10 bytes) on NIC(R:eth0), forwarded on NIC(R:eth1)</text:p>
      <text:p text:style-name="Standard">[INFO ] @@0.000818, Host(B) received Packet(PacketType.DATA SN=3, 10 bytes), sending ACK</text:p>
      <text:p text:style-name="Standard">[INFO ] @@0.000839, Router(R) received Packet(PacketType.ACK SN=3, 1 bytes) on NIC(R:eth1), forwarded on NIC(R:eth0)</text:p>
      <text:p text:style-name="Standard">[INFO ] @@0.000852, Host(A) received ACK for SN=3</text:p>
      <text:p text:style-name="Standard">[INFO ] @@0.000852, Host(A) Frigo status: 0 packets pending []</text:p>
      <text:p text:style-name="Standard">[INFO ] @@0.000852, Host(A) Window space available, taking SN=4 from buffer</text:p>
      <text:p text:style-name="Standard">[INFO ] @@0.000852, Host(A) sends Packet(PacketType.DATA SN=4, 10 bytes)</text:p>
      <text:p text:style-name="Standard">[INFO ] @@0.000937, Router(R) received Packet(PacketType.DATA SN=4, 10 bytes) on NIC(R:eth0), forwarded on NIC(R:eth1)</text:p>
      <text:p text:style-name="Standard">[INFO ] @@0.001102, Host(B) received Packet(PacketType.DATA SN=4, 10 bytes), sending ACK</text:p>
      <text:p text:style-name="Standard">[INFO ] @@0.001123, Router(R) received Packet(PacketType.ACK SN=4, 1 bytes) on NIC(R:eth1), forwarded on NIC(R:eth0)</text:p>
      <text:p text:style-name="Standard">[INFO ] @@0.001136, Host(A) received ACK for SN=4</text:p>
      <text:p text:style-name="Standard">[INFO ] @@0.001136, Host(A) Frigo status: 0 packets pending []</text:p>
      <text:p text:style-name="Standard">[INFO ] @@0.001136, Host(A) Window space available, taking SN=5 from buffer</text:p>
      <text:p text:style-name="Standard">[INFO ] @@0.001136, Host(A) sends Packet(PacketType.DATA SN=5, 10 bytes)</text:p>
      <text:p text:style-name="Standard">[INFO ] @@0.001221, Router(R) received Packet(PacketType.DATA SN=5, 10 bytes) on NIC(R:eth0), forwarded on NIC(R:eth1)</text:p>
      <text:p text:style-name="Standard">[INFO ] @@0.001386, Host(B) received Packet(PacketType.DATA SN=5, 10 bytes), sending ACK</text:p>
      <text:p text:style-name="Standard">[INFO ] @@0.001407, Router(R) received Packet(PacketType.ACK SN=5, 1 bytes) on NIC(R:eth1), forwarded on NIC(R:eth0)</text:p>
      <text:p text:style-name="Standard">[INFO ] @@0.001420, Host(A) received ACK for SN=5</text:p>
      <text:p text:style-name="Standard">[INFO ] @@0.001420, Host(A) Frigo status: 0 packets pending []</text:p>
      <text:p text:style-name="Standard">[INFO ] @@0.001420, Host(A) Window space available, taking SN=6 from buffer</text:p>
      <text:p text:style-name="Standard">[INFO ] @@0.001420, Host(A) sends Packet(PacketType.DATA SN=6, 10 bytes)</text:p>
      <text:p text:style-name="Standard">[INFO ] @@0.001505, Router(R) received Packet(PacketType.DATA SN=6, 10 bytes) on NIC(R:eth0), forwarded on NIC(R:eth1)</text:p>
      <text:p text:style-name="Standard">[INFO ] @@0.001670, Host(B) received Packet(PacketType.DATA SN=6, 10 bytes), sending ACK</text:p>
      <text:p text:style-name="Standard">[INFO ] @@0.001691, Router(R) received Packet(PacketType.ACK SN=6, 1 bytes) on NIC(R:eth1), forwarded on NIC(R:eth0)</text:p>
      <text:p text:style-name="Standard"><text:soft-page-break/>[INFO ] @@0.001691, NIC(R:eth0) packet Packet(PacketType.ACK SN=6, 1 bytes) lost on link Link(L1)</text:p>
      <text:p text:style-name="Standard">[INFO ] @@0.500000, Host(A) Timer expired!</text:p>
      <text:p text:style-name="Standard">[INFO ] @@0.500000, Host(A) Retransmitting packet sequence number 6</text:p>
      <text:p text:style-name="Standard">[INFO ] @@0.500085, Router(R) received Packet(PacketType.DATA SN=6, 10 bytes) on NIC(R:eth0), forwarded on NIC(R:eth1)</text:p>
      <text:p text:style-name="Standard">[INFO ] @@0.500250, Host(B) received Packet(PacketType.DATA SN=6, 10 bytes), sending ACK</text:p>
      <text:p text:style-name="Standard">[INFO ] @@0.500271, Router(R) received Packet(PacketType.ACK SN=6, 1 bytes) on NIC(R:eth1), forwarded on NIC(R:eth0)</text:p>
      <text:p text:style-name="Standard">[INFO ] @@0.500271, NIC(R:eth0) packet Packet(PacketType.ACK SN=6, 1 bytes) lost on link Link(L1)</text:p>
      <text:p text:style-name="Standard">[INFO ] @@0.500284, Host(A) Timer expired!</text:p>
      <text:p text:style-name="Standard">[INFO ] @@0.500284, Host(A) Retransmitting packet sequence number 6</text:p>
      <text:p text:style-name="Standard">[INFO ] @@0.500369, Router(R) received Packet(PacketType.DATA SN=6, 10 bytes) on NIC(R:eth0), forwarded on NIC(R:eth1)</text:p>
      <text:p text:style-name="Standard">[INFO ] @@0.500534, Host(B) received Packet(PacketType.DATA SN=6, 10 bytes), sending ACK</text:p>
      <text:p text:style-name="Standard">[INFO ] @@0.500555, Router(R) received Packet(PacketType.ACK SN=6, 1 bytes) on NIC(R:eth1), forwarded on NIC(R:eth0)</text:p>
      <text:p text:style-name="Standard">[INFO ] @@0.500568, Host(A) Timer expired!</text:p>
      <text:p text:style-name="Standard">[INFO ] @@0.500568, Host(A) Retransmitting packet sequence number 6</text:p>
      <text:p text:style-name="Standard">[INFO ] @@0.500568, Host(A) received ACK for SN=6</text:p>
      <text:p text:style-name="Standard">[INFO ] @@0.500568, Host(A) Frigo status: 0 packets pending []</text:p>
      <text:p text:style-name="Standard">[INFO ] @@0.500568, Host(A) Window space available, taking SN=7 from buffer</text:p>
      <text:p text:style-name="Standard">[INFO ] @@0.500568, Host(A) sends Packet(PacketType.DATA SN=7, 10 bytes)</text:p>
      <text:p text:style-name="Standard">[INFO ] @@0.500653, Router(R) received Packet(PacketType.DATA SN=6, 10 bytes) on NIC(R:eth0), forwarded on NIC(R:eth1)</text:p>
      <text:p text:style-name="Standard">[INFO ] @@0.500733, Router(R) received Packet(PacketType.DATA SN=7, 10 bytes) on NIC(R:eth0), forwarded on NIC(R:eth1)</text:p>
      <text:p text:style-name="Standard">[INFO ] @@0.500818, Host(B) received Packet(PacketType.DATA SN=6, 10 bytes), sending ACK</text:p>
      <text:p text:style-name="Standard">[INFO ] @@0.500839, Router(R) received Packet(PacketType.ACK SN=6, 1 bytes) on NIC(R:eth1), forwarded on NIC(R:eth0)</text:p>
      <text:p text:style-name="Standard">[INFO ] @@0.500852, Host(A) Timer expired!</text:p>
      <text:p text:style-name="Standard">[INFO ] @@0.500852, Host(A) Retransmitting packet sequence number 7</text:p>
      <text:p text:style-name="Standard">[INFO ] @@0.500852, Host(A) received ACK for SN=6</text:p>
      <text:p text:style-name="Standard">[INFO ] @@0.500852, Host(A) Frigo status: 1 packets pending [7]</text:p>
      <text:p text:style-name="Standard">[INFO ] @@0.500937, Router(R) received Packet(PacketType.DATA SN=7, 10 bytes) on NIC(R:eth0), forwarded on NIC(R:eth1)</text:p>
      <text:p text:style-name="Standard">[INFO ] @@0.500978, Host(B) received Packet(PacketType.DATA SN=7, 10 bytes), sending ACK</text:p>
      <text:p text:style-name="Standard">[INFO ] @@0.500999, Router(R) received Packet(PacketType.ACK SN=7, 1 bytes) on NIC(R:eth1), forwarded on NIC(R:eth0)</text:p>
      <text:p text:style-name="Standard">[INFO ] @@0.501012, Host(A) received ACK for SN=7</text:p>
      <text:p text:style-name="Standard">[INFO ] @@0.501012, Host(A) Frigo status: 0 packets pending []</text:p>
      <text:p text:style-name="Standard">[INFO ] @@0.501012, Host(A) Window space available, taking SN=8 from buffer</text:p>
      <text:p text:style-name="Standard">[INFO ] @@0.501012, Host(A) sends Packet(PacketType.DATA SN=8, 10 bytes)</text:p>
      <text:p text:style-name="Standard">[INFO ] @@0.501097, Router(R) received Packet(PacketType.DATA SN=8, 10 bytes) on NIC(R:eth0), forwarded on NIC(R:eth1)</text:p>
      <text:p text:style-name="Standard">[INFO ] @@0.501136, Host(A) Timer expired!</text:p>
      <text:p text:style-name="Standard">[INFO ] @@0.501136, Host(A) Retransmitting packet sequence number 8</text:p>
      <text:p text:style-name="Standard">[INFO ] @@0.501138, Host(B) received Packet(PacketType.DATA SN=7, 10 bytes), sending ACK</text:p>
      <text:p text:style-name="Standard">[INFO ] @@0.501159, Router(R) received Packet(PacketType.ACK SN=7, 1 bytes) on NIC(R:eth1), forwarded on NIC(R:eth0)</text:p>
      <text:p text:style-name="Standard">[INFO ] @@0.501172, Host(A) received ACK for SN=7</text:p>
      <text:p text:style-name="Standard"><text:soft-page-break/>[INFO ] @@0.501172, Host(A) Frigo status: 1 packets pending [8]</text:p>
      <text:p text:style-name="Standard">[INFO ] @@0.501221, Router(R) received Packet(PacketType.DATA SN=8, 10 bytes) on NIC(R:eth0), forwarded on NIC(R:eth1)</text:p>
      <text:p text:style-name="Standard">[INFO ] @@0.501298, Host(B) received Packet(PacketType.DATA SN=8, 10 bytes), sending ACK</text:p>
      <text:p text:style-name="Standard">[INFO ] @@0.501319, Router(R) received Packet(PacketType.ACK SN=8, 1 bytes) on NIC(R:eth1), forwarded on NIC(R:eth0)</text:p>
      <text:p text:style-name="Standard">[INFO ] @@0.501332, Host(A) received ACK for SN=8</text:p>
      <text:p text:style-name="Standard">[INFO ] @@0.501332, Host(A) Frigo status: 0 packets pending []</text:p>
      <text:p text:style-name="Standard">[INFO ] @@0.501332, Host(A) Window space available, taking SN=9 from buffer</text:p>
      <text:p text:style-name="Standard">[INFO ] @@0.501332, Host(A) sends Packet(PacketType.DATA SN=9, 10 bytes)</text:p>
      <text:p text:style-name="Standard">[INFO ] @@0.501417, Router(R) received Packet(PacketType.DATA SN=9, 10 bytes) on NIC(R:eth0), forwarded on NIC(R:eth1)</text:p>
      <text:p text:style-name="Standard">[INFO ] @@0.501420, Host(A) Timer expired!</text:p>
      <text:p text:style-name="Standard">[INFO ] @@0.501420, Host(A) Retransmitting packet sequence number 9</text:p>
      <text:p text:style-name="Standard">[INFO ] @@0.501458, Host(B) received Packet(PacketType.DATA SN=8, 10 bytes), sending ACK</text:p>
      <text:p text:style-name="Standard">[INFO ] @@0.501479, Router(R) received Packet(PacketType.ACK SN=8, 1 bytes) on NIC(R:eth1), forwarded on NIC(R:eth0)</text:p>
      <text:p text:style-name="Standard">[INFO ] @@0.501492, Host(A) received ACK for SN=8</text:p>
      <text:p text:style-name="Standard">[INFO ] @@0.501492, Host(A) Frigo status: 1 packets pending [9]</text:p>
      <text:p text:style-name="Standard">[INFO ] @@0.501505, Router(R) received Packet(PacketType.DATA SN=9, 10 bytes) on NIC(R:eth0), forwarded on NIC(R:eth1)</text:p>
      <text:p text:style-name="Standard">[INFO ] @@0.501618, Host(B) received Packet(PacketType.DATA SN=9, 10 bytes), sending ACK</text:p>
      <text:p text:style-name="Standard">[INFO ] @@0.501639, Router(R) received Packet(PacketType.ACK SN=9, 1 bytes) on NIC(R:eth1), forwarded on NIC(R:eth0)</text:p>
      <text:p text:style-name="Standard">[INFO ] @@0.501652, Host(A) received ACK for SN=9</text:p>
      <text:p text:style-name="Standard">[INFO ] @@0.501652, Host(A) Frigo status: 0 packets pending []</text:p>
      <text:p text:style-name="Standard">[INFO ] @@0.501652, Host(A) Window space available, taking SN=10 from buffer</text:p>
      <text:p text:style-name="Standard">[INFO ] @@0.501652, Host(A) sends Packet(PacketType.DATA SN=10, 10 bytes)</text:p>
      <text:p text:style-name="Standard">[INFO ] @@0.501737, Router(R) received Packet(PacketType.DATA SN=10, 10 bytes) on NIC(R:eth0), forwarded on NIC(R:eth1)</text:p>
      <text:p text:style-name="Standard">[INFO ] @@0.501778, Host(B) received Packet(PacketType.DATA SN=9, 10 bytes), sending ACK</text:p>
      <text:p text:style-name="Standard">[INFO ] @@0.501799, Router(R) received Packet(PacketType.ACK SN=9, 1 bytes) on NIC(R:eth1), forwarded on NIC(R:eth0)</text:p>
      <text:p text:style-name="Standard">[INFO ] @@0.501812, Host(A) received ACK for SN=9</text:p>
      <text:p text:style-name="Standard">[INFO ] @@0.501812, Host(A) Frigo status: 1 packets pending [10]</text:p>
      <text:p text:style-name="Standard">[INFO ] @@0.501938, Host(B) received Packet(PacketType.DATA SN=10, 10 bytes), sending ACK</text:p>
      <text:p text:style-name="Standard">[INFO ] @@0.501959, Router(R) received Packet(PacketType.ACK SN=10, 1 bytes) on NIC(R:eth1), forwarded on NIC(R:eth0)</text:p>
      <text:p text:style-name="Standard">[INFO ] @@0.501972, Host(A) received ACK for SN=10</text:p>
      <text:p text:style-name="Standard">[INFO ] @@0.501972, Host(A) Frigo status: 0 packets pending [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5:59:58.176000000</meta:creation-date>
    <dc:date>2026-01-11T16:24:13.393000000</dc:date>
    <meta:editing-duration>PT24M14S</meta:editing-duration>
    <meta:editing-cycles>3</meta:editing-cycles>
    <meta:generator>LibreOffice/24.2.7.2$Windows_X86_64 LibreOffice_project/ee3885777aa7032db5a9b65deec9457448a91162</meta:generator>
    <meta:document-statistic meta:table-count="0" meta:image-count="0" meta:object-count="0" meta:page-count="3" meta:paragraph-count="109" meta:word-count="1181" meta:character-count="8960" meta:non-whitespace-character-count="7888"/>
  </office:meta>
</office:document-meta>
</file>